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json</text:p>
      <text:p text:style-name="P1">import boto3</text:p>
      <text:p text:style-name="P1">import base64</text:p>
      <text:p text:style-name="P1">from botocore.exceptions import ClientError</text:p>
      <text:p text:style-name="P1">from datetime import datetime</text:p>
      <text:p text:style-name="P1"/>
      <text:p text:style-name="P1">bucket_name = "body-segment-bucket"</text:p>
      <text:p text:style-name="P1">model_arn = "arn:aws:rekognition:us-east-1:717999556768:project/human-detection/version/human-detection.2024-08-04T16.21.15/1722759675869" <text:s/># Update with your model ARN</text:p>
      <text:p text:style-name="P1">min_confidence = 60</text:p>
      <text:p text:style-name="P1">s3 = boto3.client('s3')</text:p>
      <text:p text:style-name="P1">rekognition = boto3.client('rekognition')</text:p>
      <text:p text:style-name="P1"/>
      <text:p text:style-name="P1">def save_to_s3(image_binary):</text:p>
      <text:p text:style-name="P1"><text:s text:c="4"/>timestamp = datetime.utcnow().strftime("%Y%m%d%H%M%S%f")</text:p>
      <text:p text:style-name="P1"><text:s text:c="4"/>filename = f'uploads/{timestamp}.jpg'</text:p>
      <text:p text:style-name="P1"><text:s text:c="3"/></text:p>
      <text:p text:style-name="P1"><text:s text:c="4"/>try:</text:p>
      <text:p text:style-name="P1"><text:s text:c="8"/>s3.put_object(Bucket=bucket_name, Key=filename, Body=image_binary, ContentType='image/jpeg')</text:p>
      <text:p text:style-name="P1"><text:s text:c="8"/>print(f"Image saved to S3: s3://{bucket_name}/{filename}")</text:p>
      <text:p text:style-name="P1"><text:s text:c="8"/>return filename</text:p>
      <text:p text:style-name="P1"><text:s text:c="4"/>except ClientError as e:</text:p>
      <text:p text:style-name="P1"><text:s text:c="8"/>print(f"Error saving image to S3: {e}")</text:p>
      <text:p text:style-name="P1"><text:s text:c="8"/>return None</text:p>
      <text:p text:style-name="P1"/>
      <text:p text:style-name="P1">def predict_image(photo):</text:p>
      <text:p text:style-name="P1"><text:s text:c="4"/>try:</text:p>
      <text:p text:style-name="P1"><text:s text:c="8"/>response = rekognition.detect_custom_labels(</text:p>
      <text:p text:style-name="P1"><text:s text:c="12"/>Image={'S3Object': {'Bucket': bucket_name, 'Name': photo}},</text:p>
      <text:p text:style-name="P1"><text:s text:c="12"/>MinConfidence=min_confidence,</text:p>
      <text:p text:style-name="P1"><text:s text:c="12"/>ProjectVersionArn=model_arn</text:p>
      <text:p text:style-name="P1"><text:s text:c="8"/>)</text:p>
      <text:p text:style-name="P1"><text:s text:c="8"/>print("DetectCustomLabels response:", json.dumps(response, indent=4))</text:p>
      <text:p text:style-name="P1"><text:s text:c="8"/>labels = response.get('CustomLabels', [])</text:p>
      <text:p text:style-name="P1"><text:s text:c="7"/></text:p>
      <text:p text:style-name="P1"><text:s text:c="8"/># Check for specific label(s) indicating human presence</text:p>
      <text:p text:style-name="P1"><text:s text:c="8"/>for label in labels:</text:p>
      <text:p text:style-name="P1"><text:s text:c="12"/>if label["Name"] == "Human":</text:p>
      <text:p text:style-name="P1"><text:s text:c="16"/>print("Detected label:", label["Name"])</text:p>
      <text:p text:style-name="P1"><text:s text:c="16"/>return True</text:p>
      <text:p text:style-name="P1"><text:s text:c="12"/>elif label["Name"] == "NoHuman":</text:p>
      <text:p text:style-name="P1"><text:s text:c="16"/>print("Detected label:", label["Name"])</text:p>
      <text:p text:style-name="P1"><text:s text:c="16"/>return False</text:p>
      <text:p text:style-name="P1"><text:s text:c="7"/></text:p>
      <text:p text:style-name="P1"><text:s text:c="8"/># If no relevant labels are found, assume no human is detected</text:p>
      <text:p text:style-name="P1"><text:s text:c="8"/>return False</text:p>
      <text:p text:style-name="P1"><text:s text:c="4"/>except rekognition.exceptions.InvalidImageFormatException as e:</text:p>
      <text:p text:style-name="P1"><text:s text:c="8"/>print(f"Invalid image format: {e}")</text:p>
      <text:p text:style-name="P1"><text:s text:c="8"/>raise</text:p>
      <text:p text:style-name="P1"><text:s text:c="4"/>except rekognition.exceptions.ResourceNotReadyException as e:</text:p>
      <text:p text:style-name="P1"><text:s text:c="8"/>print(f"Resource not ready: {e}")</text:p>
      <text:p text:style-name="P1"><text:s text:c="8"/>raise</text:p>
      <text:p text:style-name="P1"><text:s text:c="4"/>except Exception as e:</text:p>
      <text:p text:style-name="P1"><text:s text:c="8"/>print(f"Error in Rekognition call: {e}")</text:p>
      <text:p text:style-name="P1"><text:s text:c="8"/>raise</text:p>
      <text:p text:style-name="P1"/>
      <text:p text:style-name="P1">def lambda_handler(event, context):</text:p>
      <text:p text:style-name="P1"><text:s text:c="4"/>headers = {</text:p>
      <text:p text:style-name="P1"><text:s text:c="8"/>'Access-Control-Allow-Origin': '*',</text:p>
      <text:p text:style-name="P1"><text:s text:c="8"/>'Access-Control-Allow-Methods': 'GET,POST,OPTIONS',</text:p>
      <text:p text:style-name="P1"><text:s text:c="8"/>'Access-Control-Allow-Headers': 'Content-Type'</text:p>
      <text:p text:style-name="P1"><text:s text:c="4"/>}</text:p>
      <text:p text:style-name="P1"/>
      <text:p text:style-name="P1"><text:s text:c="4"/>try:</text:p>
      <text:p text:style-name="P1"><text:s text:c="8"/>if 'httpMethod' in event and event['httpMethod'] == 'OPTIONS':</text:p>
      <text:p text:style-name="P1"><text:s text:c="12"/>return {</text:p>
      <text:p text:style-name="P1"><text:s text:c="16"/>'statusCode': 200,</text:p>
      <text:p text:style-name="P1"><text:s text:c="16"/>'headers': headers,</text:p>
      <text:p text:style-name="P1"><text:s text:c="16"/>'body': json.dumps('CORS preflight response')</text:p>
      <text:p text:style-name="P1"><text:s text:c="12"/>}</text:p>
      <text:p text:style-name="P1"><text:s text:c="7"/></text:p>
      <text:p text:style-name="P1"><text:s text:c="8"/>body = json.loads(event.get('body', '{}'))</text:p>
      <text:p text:style-name="P1"><text:s text:c="8"/>image_base64 = body.get('image')</text:p>
      <text:p text:style-name="P1"><text:s text:c="7"/></text:p>
      <text:p text:style-name="P1"><text:s text:c="8"/>if not image_base64:</text:p>
      <text:p text:style-name="P1"><text:s text:c="12"/>raise KeyError("Image is missing in the request body")</text:p>
      <text:p text:style-name="P1"><text:s text:c="7"/></text:p>
      <text:p text:style-name="P1"><text:s text:c="8"/># Decode the base64 string</text:p>
      <text:p text:style-name="P1"><text:s text:c="8"/>image_base64 = image_base64.strip() <text:s/># Remove any extra whitespace</text:p>
      <text:p text:style-name="P1"><text:s text:c="8"/>if not image_base64.endswith('=='):</text:p>
      <text:p text:style-name="P1"><text:s text:c="12"/>image_base64 += '=' * (4 - len(image_base64) % 4) <text:s/># Add padding if necessary</text:p>
      <text:p text:style-name="P1"><text:s text:c="8"/>image_binary = base64.b64decode(image_base64)</text:p>
      <text:p text:style-name="P1"><text:s text:c="7"/></text:p>
      <text:p text:style-name="P1"><text:s text:c="8"/># Save to S3</text:p>
      <text:p text:style-name="P1"><text:s text:c="8"/>image_key = save_to_s3(image_binary)</text:p>
      <text:p text:style-name="P1"><text:s text:c="7"/></text:p>
      <text:p text:style-name="P1"><text:s text:c="8"/>if not image_key:</text:p>
      <text:p text:style-name="P1"><text:s text:c="12"/>return {</text:p>
      <text:p text:style-name="P1"><text:s text:c="16"/>'statusCode': 500,</text:p>
      <text:p text:style-name="P1"><text:s text:c="16"/>'headers': headers,</text:p>
      <text:p text:style-name="P1"><text:s text:c="16"/>'body': json.dumps({'error': 'Failed to save image to S3'})</text:p>
      <text:p text:style-name="P1"><text:s text:c="12"/>}</text:p>
      <text:p text:style-name="P1"><text:s text:c="7"/></text:p>
      <text:p text:style-name="P1"><text:s text:c="8"/># Predict image</text:p>
      <text:p text:style-name="P1"><text:s text:c="8"/>contains_human = predict_image(image_key)</text:p>
      <text:p text:style-name="P1"><text:s text:c="7"/></text:p>
      <text:p text:style-name="P1"><text:s text:c="8"/>return {</text:p>
      <text:p text:style-name="P1"><text:s text:c="12"/>'statusCode': 200,</text:p>
      <text:p text:style-name="P1"><text:s text:c="12"/>'headers': headers,</text:p>
      <text:p text:style-name="P1"><text:s text:c="12"/>'body': json.dumps({'contains_human': contains_human})</text:p>
      <text:p text:style-name="P1"><text:s text:c="8"/>}</text:p>
      <text:p text:style-name="P1"><text:s text:c="4"/>except KeyError as e:</text:p>
      <text:p text:style-name="P1"><text:s text:c="8"/>return {</text:p>
      <text:p text:style-name="P1"><text:s text:c="12"/>'statusCode': 400,</text:p>
      <text:p text:style-name="P1"><text:s text:c="12"/>'headers': headers,</text:p>
      <text:p text:style-name="P1"><text:s text:c="12"/>'body': json.dumps({'error': f'Missing parameter: {str(e)}'})</text:p>
      <text:p text:style-name="P1"><text:s text:c="8"/>}</text:p>
      <text:p text:style-name="P1"><text:s text:c="4"/>except Exception as e:</text:p>
      <text:p text:style-name="P1"><text:s text:c="8"/>return {</text:p>
      <text:p text:style-name="P1"><text:s text:c="12"/>'statusCode': 500,</text:p>
      <text:p text:style-name="P1"><text:s text:c="12"/>'headers': headers,</text:p>
      <text:p text:style-name="P1"><text:s text:c="12"/>'body': json.dumps({'error': f'Internal Server Error: {str(e)}'})</text:p>
      <text:p text:style-name="P1"><text:s text:c="8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